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Formula-32/settings.xml" manifest:media-type="text/xml"/>
  <manifest:file-entry manifest:full-path="Formula-32/content.xml" manifest:media-type="text/xml"/>
  <manifest:file-entry manifest:full-path="Formula-32/" manifest:version="1.2" manifest:media-type="application/vnd.oasis.opendocument.formula"/>
  <manifest:file-entry manifest:full-path="Formula-31/settings.xml" manifest:media-type="text/xml"/>
  <manifest:file-entry manifest:full-path="Formula-31/content.xml" manifest:media-type="text/xml"/>
  <manifest:file-entry manifest:full-path="Formula-31/" manifest:version="1.2" manifest:media-type="application/vnd.oasis.opendocument.formula"/>
  <manifest:file-entry manifest:full-path="ObjectReplacements/Formula-31" manifest:media-type="application/x-openoffice-gdimetafile;windows_formatname=&quot;GDIMetaFile&quot;"/>
  <manifest:file-entry manifest:full-path="ObjectReplacements/Formula-3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AF000001F4BF0EB09BCBB6EF33.png" manifest:media-type="image/png"/>
  <manifest:file-entry manifest:full-path="Pictures/10000000000002AF000001F48F2CAC93790BDBBE.png" manifest:media-type="image/png"/>
  <manifest:file-entry manifest:full-path="Pictures/10000000000002AF000001F43A9E87031C223F8E.png" manifest:media-type="image/png"/>
  <manifest:file-entry manifest:full-path="Pictures/10000000000002AF000001F4736DEF29044878F8.png" manifest:media-type="image/png"/>
  <manifest:file-entry manifest:full-path="Pictures/10000000000002AF000001F4F0F11C5E85109B56.png" manifest:media-type="image/png"/>
  <manifest:file-entry manifest:full-path="Pictures/10000000000002AF000001F467AF0BC34B008ACF.png" manifest:media-type="image/png"/>
  <manifest:file-entry manifest:full-path="Pictures/10000000000002AF000001F415E121478AD18D94.png" manifest:media-type="image/png"/>
  <manifest:file-entry manifest:full-path="Pictures/10000000000002AF000001F467A1DA8EE144EFD0.png" manifest:media-type="image/png"/>
  <manifest:file-entry manifest:full-path="Pictures/10000000000002AF000001F48386BF0BE2B98353.png" manifest:media-type="image/png"/>
  <manifest:file-entry manifest:full-path="Pictures/10000000000002AF000001F471F06B87667BBEA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598cm" fo:margin-left="0cm" table:align="left"/>
    </style:style>
    <style:style style:name="Table1.A" style:family="table-column">
      <style:table-column-properties style:column-width="15.009cm"/>
    </style:style>
    <style:style style:name="Table1.B" style:family="table-column">
      <style:table-column-properties style:column-width="1.589cm"/>
    </style:style>
    <style:style style:name="Table1.A1" style:family="table-cell">
      <style:table-cell-properties fo:padding="0cm" fo:border="none"/>
    </style:style>
    <style:style style:name="Table2" style:family="table">
      <style:table-properties style:width="16.51cm" table:align="margins"/>
    </style:style>
    <style:style style:name="Table2.A" style:family="table-column">
      <style:table-column-properties style:column-width="8.255cm" style:rel-column-width="32767*"/>
    </style:style>
    <style:style style:name="Table2.B" style:family="table-column">
      <style:table-column-properties style:column-width="8.255cm" style:rel-column-width="32768*"/>
    </style:style>
    <style:style style:name="Table2.A1" style:family="table-cell">
      <style:table-cell-properties fo:padding="0cm" fo:border="none"/>
    </style:style>
    <style:style style:name="Table3" style:family="table">
      <style:table-properties style:width="16.51cm" table:align="margins"/>
    </style:style>
    <style:style style:name="Table3.A" style:family="table-column">
      <style:table-column-properties style:column-width="5.503cm" style:rel-column-width="21844*"/>
    </style:style>
    <style:style style:name="Table3.C" style:family="table-column">
      <style:table-column-properties style:column-width="5.503cm" style:rel-column-width="21847*"/>
    </style:style>
    <style:style style:name="Table3.A1" style:family="table-cell">
      <style:table-cell-properties fo:padding="0cm" fo:border="none"/>
    </style:style>
    <style:style style:name="Table4" style:family="table">
      <style:table-properties style:width="16.51cm" table:align="margins"/>
    </style:style>
    <style:style style:name="Table4.A" style:family="table-column">
      <style:table-column-properties style:column-width="5.503cm" style:rel-column-width="21845*"/>
    </style:style>
    <style:style style:name="Table4.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xample of a simple R markdown document with subfigures</text:p>
      <text:p text:style-name="Author">Patrick Brown</text:p>
      <text:p text:style-name="Date">Thursday 18 May 2017</text:p>
      <text:h text:style-name="Heading_20_1" text:outline-level="1">Introduction</text:h>
      <text:p text:style-name="First_20_paragraph">Lindgren et al. (2011) is a very good paper, but Figure 1 is dull. There are some formulas in this document, from (1) we can see nothing useful. If you are unsure of which Section we are in, be aware that this is Section 1.</text:p>
      <table:table table:name="Table1" table:style-name="Table1">
        <table:table-column table:style-name="Table1.A"/>
        <table:table-column table:style-name="Table1.B"/>
        <table:table-row>
          <table:table-cell table:style-name="Table1.A1" office:value-type="string">
            <text:p text:style-name="P3"><draw:frame draw:style-name="fr2" draw:name="1" text:anchor-type="paragraph" svg:y="0cm" svg:width="3.567cm" svg:height="2.789cm" draw:z-index="0"><draw:object xlink:href="./Formula-31" xlink:type="simple" xlink:show="embed" xlink:actuate="onLoad"/><draw:image xlink:href="./ObjectReplacements/Formula-31" xlink:type="simple" xlink:show="embed" xlink:actuate="onLoad"/></draw:frame></text:p>
          </table:table-cell>
          <table:table-cell table:style-name="Table1.A1" office:value-type="string">
            <text:p text:style-name="P4"><draw:frame draw:style-name="fr2" draw:name="2" text:anchor-type="paragraph" svg:y="0cm" svg:width="0.774cm" svg:height="0.508cm" draw:z-index="1"><draw:object xlink:href="./Formula-32" xlink:type="simple" xlink:show="embed" xlink:actuate="onLoad"/><draw:image xlink:href="./ObjectReplacements/Formula-32" xlink:type="simple" xlink:show="embed" xlink:actuate="onLoad"/></draw:frame></text:p>
          </table:table-cell>
        </table:table-row>
      </table:table>
      <text:p text:style-name="First_20_paragraph">.</text:p>
      <table:table table:name="Table2" table:style-name="Table2">
        <table:table-column table:style-name="Table2.A"/>
        <table:table-column table:style-name="Table2.B"/>
        <table:table-row>
          <table:table-cell table:style-name="Table2.A1" office:value-type="string">
            <text:p text:style-name="P3"><draw:frame draw:style-name="fr1" draw:name="img1" text:anchor-type="as-char" svg:width="0.041cm" style:rel-width="100%" svg:height="0.041cm" style:rel-height="scale" draw:z-index="2"><draw:image xlink:href="Pictures/10000000000002AF000001F467AF0BC34B008ACF.png" xlink:type="simple" xlink:show="embed" xlink:actuate="onLoad"/></draw:frame></text:p>
          </table:table-cell>
          <table:table-cell table:style-name="Table2.A1" office:value-type="string">
            <text:p text:style-name="P3"><draw:frame draw:style-name="fr1" draw:name="img2" text:anchor-type="as-char" svg:width="0.041cm" style:rel-width="100%" svg:height="0.041cm" style:rel-height="scale" draw:z-index="3"><draw:image xlink:href="Pictures/10000000000002AF000001F415E121478AD18D94.png" xlink:type="simple" xlink:show="embed" xlink:actuate="onLoad"/></draw:frame></text:p>
          </table:table-cell>
        </table:table-row>
        <text:soft-page-break/>
        <table:table-row>
          <table:table-cell table:style-name="Table2.A1" office:value-type="string">
            <text:p text:style-name="P3"><draw:frame draw:style-name="fr1" draw:name="img3" text:anchor-type="as-char" svg:width="0.041cm" style:rel-width="100%" svg:height="0.041cm" style:rel-height="scale" draw:z-index="4"><draw:image xlink:href="Pictures/10000000000002AF000001F48386BF0BE2B98353.png" xlink:type="simple" xlink:show="embed" xlink:actuate="onLoad"/></draw:frame></text:p>
          </table:table-cell>
          <table:table-cell table:style-name="Table2.A1" office:value-type="string">
            <text:p text:style-name="P3"><draw:frame draw:style-name="fr1" draw:name="img4" text:anchor-type="as-char" svg:width="0.041cm" style:rel-width="100%" svg:height="0.041cm" style:rel-height="scale" draw:z-index="5"><draw:image xlink:href="Pictures/10000000000002AF000001F471F06B87667BBEA9.png" xlink:type="simple" xlink:show="embed" xlink:actuate="onLoad"/></draw:frame></text:p>
          </table:table-cell>
        </table:table-row>
      </table:table>
      <text:p text:style-name="First_20_paragraph"><text:span text:style-name="T1">Figure 1</text:span>: Uninteresting plots</text:p>
      <table:table table:name="Table3" table:style-name="Table3">
        <table:table-column table:style-name="Table3.A" table:number-columns-repeated="2"/>
        <table:table-column table:style-name="Table3.C"/>
        <table:table-row>
          <table:table-cell table:style-name="Table3.A1" office:value-type="string">
            <text:p text:style-name="P3"><draw:frame draw:style-name="fr1" draw:name="img5" text:anchor-type="as-char" svg:width="0.041cm" style:rel-width="100%" svg:height="0.041cm" style:rel-height="scale" draw:z-index="6"><draw:image xlink:href="Pictures/10000000000002AF000001F4736DEF29044878F8.png" xlink:type="simple" xlink:show="embed" xlink:actuate="onLoad"/></draw:frame></text:p>
          </table:table-cell>
          <table:table-cell table:style-name="Table3.A1" office:value-type="string">
            <text:p text:style-name="P3"><draw:frame draw:style-name="fr1" draw:name="img6" text:anchor-type="as-char" svg:width="0.041cm" style:rel-width="100%" svg:height="0.041cm" style:rel-height="scale" draw:z-index="7"><draw:image xlink:href="Pictures/10000000000002AF000001F4F0F11C5E85109B56.png" xlink:type="simple" xlink:show="embed" xlink:actuate="onLoad"/></draw:frame></text:p>
          </table:table-cell>
          <table:table-cell table:style-name="Table3.A1" office:value-type="string">
            <text:p text:style-name="P3"><draw:frame draw:style-name="fr1" draw:name="img7" text:anchor-type="as-char" svg:width="0.041cm" style:rel-width="100%" svg:height="0.041cm" style:rel-height="scale" draw:z-index="8"><draw:image xlink:href="Pictures/10000000000002AF000001F467A1DA8EE144EFD0.png" xlink:type="simple" xlink:show="embed" xlink:actuate="onLoad"/></draw:frame></text:p>
          </table:table-cell>
        </table:table-row>
        <table:table-row>
          <table:table-cell table:style-name="Table3.A1" office:value-type="string">
            <text:p text:style-name="P3"><draw:frame draw:style-name="fr1" draw:name="img8" text:anchor-type="as-char" svg:width="0.041cm" style:rel-width="100%" svg:height="0.041cm" style:rel-height="scale" draw:z-index="9"><draw:image xlink:href="Pictures/10000000000002AF000001F43A9E87031C223F8E.png" xlink:type="simple" xlink:show="embed" xlink:actuate="onLoad"/></draw:frame></text:p>
          </table:table-cell>
          <table:table-cell table:style-name="Table3.A1" office:value-type="string">
            <text:p text:style-name="P3"><draw:frame draw:style-name="fr1" draw:name="img9" text:anchor-type="as-char" svg:width="0.041cm" style:rel-width="100%" svg:height="0.041cm" style:rel-height="scale" draw:z-index="10"><draw:image xlink:href="Pictures/10000000000002AF000001F48F2CAC93790BDBBE.png" xlink:type="simple" xlink:show="embed" xlink:actuate="onLoad"/></draw:frame></text:p>
          </table:table-cell>
          <table:table-cell table:style-name="Table3.A1" office:value-type="string">
            <text:p text:style-name="P3"><draw:frame draw:style-name="fr1" draw:name="img10" text:anchor-type="as-char" svg:width="0.041cm" style:rel-width="100%" svg:height="0.041cm" style:rel-height="scale" draw:z-index="11"><draw:image xlink:href="Pictures/10000000000002AF000001F4BF0EB09BCBB6EF33.png" xlink:type="simple" xlink:show="embed" xlink:actuate="onLoad"/></draw:frame></text:p>
          </table:table-cell>
        </table:table-row>
      </table:table>
      <text:p text:style-name="First_20_paragraph"><text:span text:style-name="T1">Figure 2</text:span>: Other uninteresting plots</text:p>
      <text:p text:style-name="Text_20_body">Below one will find Table 1</text:p>
      <table:table table:name="Table4" table:style-name="Table4">
        <table:table-column table:style-name="Table4.A" table:number-columns-repeated="3"/>
        <table:table-header-rows>
          <text:soft-page-break/>
          <table:table-row>
            <table:table-cell table:style-name="Table4.A1" office:value-type="string">
              <text:p text:style-name="P2">January</text:p>
            </table:table-cell>
            <table:table-cell table:style-name="Table4.A1" office:value-type="string">
              <text:p text:style-name="P2">February</text:p>
            </table:table-cell>
            <table:table-cell table:style-name="Table4.A1" office:value-type="string">
              <text:p text:style-name="P2">March</text:p>
            </table:table-cell>
          </table:table-row>
        </table:table-header-rows>
        <table:table-row>
          <table:table-cell table:style-name="Table4.A1" office:value-type="string">
            <text:p text:style-name="P4">0.538</text:p>
          </table:table-cell>
          <table:table-cell table:style-name="Table4.A1" office:value-type="string">
            <text:p text:style-name="P4">0.792</text:p>
          </table:table-cell>
          <table:table-cell table:style-name="Table4.A1" office:value-type="string">
            <text:p text:style-name="P4">0.107</text:p>
          </table:table-cell>
        </table:table-row>
        <table:table-row>
          <table:table-cell table:style-name="Table4.A1" office:value-type="string">
            <text:p text:style-name="P4">0.866</text:p>
          </table:table-cell>
          <table:table-cell table:style-name="Table4.A1" office:value-type="string">
            <text:p text:style-name="P4">0.203</text:p>
          </table:table-cell>
          <table:table-cell table:style-name="Table4.A1" office:value-type="string">
            <text:p text:style-name="P4">0.444</text:p>
          </table:table-cell>
        </table:table-row>
      </table:table>
      <text:p text:style-name="Table"><text:span text:style-name="T1">Table 1</text:span>: the table</text:p>
      <text:h text:style-name="Heading_20_1" text:outline-level="1">References</text:h>
      <text:p text:style-name="First_20_paragraph">Lindgren, F., Rue, H., &amp; Lindstrom, J. (2011). An explicit link between Gaussian fields and Gaussian Markov random fields the stochastic partial differential equation approach. <text:span text:style-name="T1">Journal of the Royal Statistical Society B</text:span>, <text:span text:style-name="T1">73</text:span>, 423–49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OLE" style:family="graphic">
      <style:graphic-properties text:anchor-type="paragraph" svg:x="0cm" svg:y="0cm" style:wrap="none" style:vertical-pos="from-top" style:vertical-rel="paragraph-content" style:horizontal-pos="from-left" style:horizontal-rel="paragraph-content" fo:background-color="transparent" draw:fill="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ample of a simple R markdown document with subfigures</dc:title>
    <dc:date>2017-05-18T10:27:47.312166729</dc:date>
    <meta:editing-duration>PT4M31S</meta:editing-duration>
    <meta:editing-cycles>1</meta:editing-cycles>
    <meta:document-statistic meta:table-count="4" meta:image-count="10" meta:object-count="2" meta:page-count="3" meta:paragraph-count="32" meta:word-count="127" meta:character-count="728" meta:non-whitespace-character-count="623"/>
    <meta:generator>LibreOffice/5.3.1.2$Linux_X86_64 LibreOffice_project/30m0$Build-2</meta:generator>
  </office:meta>
</office:document-meta>
</file>

<file path=Formula-31/content.xml><?xml version="1.0" encoding="utf-8"?>
<math xmlns="http://www.w3.org/1998/Math/MathML" display="block">
  <semantics>
    <mtable>
      <mtr>
        <mtd>
          <mrow>
            <mi>f</mi>
            <mo stretchy="false">(</mo>
            <mi>x</mi>
            <mrow>
              <mo stretchy="false">)</mo>
              <mo stretchy="false">=</mo>
              <mrow/>
            </mrow>
          </mrow>
        </mtd>
      </mtr>
      <mtr>
        <mtd>
          <mrow>
            <mrow/>
            <mrow>
              <mrow>
                <mi>x</mi>
                <mo stretchy="false">+</mo>
                <mrow>
                  <msubsup>
                    <mo stretchy="false">∫</mo>
                    <mn>0</mn>
                    <mi>∞</mi>
                  </msubsup>
                  <mi>e</mi>
                </mrow>
              </mrow>
              <mrow>
                <mo stretchy="false">(</mo>
                <mo stretchy="false">−</mo>
                <mi>θ</mi>
              </mrow>
              <msup>
                <mi>u</mi>
                <mn>2</mn>
              </msup>
              <mo stretchy="false">)</mo>
              <mi>d</mi>
              <mi>u</mi>
            </mrow>
          </mrow>
        </mtd>
      </mtr>
      <mtr>
        <mtd>
          <mtable>
            <mtr>
              <mtd>
                <mrow>
                  <mi>ρ</mi>
                  <mo stretchy="false">(</mo>
                  <msub>
                    <mi>x</mi>
                    <mn>1</mn>
                  </msub>
                  <mi>…</mi>
                  <msub>
                    <mi>x</mi>
                    <mi>N</mi>
                  </msub>
                  <mrow>
                    <mo stretchy="false">)</mo>
                    <mo stretchy="false">=</mo>
                    <mrow/>
                  </mrow>
                </mrow>
              </mtd>
            </mtr>
            <mtr>
              <mtd>
                <mrow>
                  <mrow/>
                  <mrow>
                    <munder>
                      <mo stretchy="false">∑</mo>
                      <mi>i</mi>
                    </munder>
                    <msup>
                      <mi>x</mi>
                      <mi>i</mi>
                    </msup>
                  </mrow>
                </mrow>
              </mtd>
            </mtr>
          </mtable>
        </mtd>
      </mtr>
    </mtable>
    <annotation encoding="StarMath 5.0">matrix {{f  \(  x  \)  =} # {x +  int_0^∞ e  \(   -  θ u^2  \)  d u} ## {ρ  \(  x_1 … x_N  \)  =} # { sum csub i x^i}}</annotation>
  </semantics>
</math>
</file>

<file path=Formula-32/content.xml><?xml version="1.0" encoding="utf-8"?>
<math xmlns="http://www.w3.org/1998/Math/MathML" display="block">
  <semantics>
    <mrow>
      <mo stretchy="false">(</mo>
      <mn>1</mn>
      <mo stretchy="false">)</mo>
    </mrow>
    <annotation encoding="StarMath 5.0">{ \(  1  \)}</annotation>
  </semantics>
</math>
</file>